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wardsInvocations.answer( InvocationOnMock invoc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orwardsInvocations.getDelegateMethod( Method mock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orwardsInvocations.compatibleReturnTypes( Class &lt; ? &gt; superType , Class &lt; ? &gt; sub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sInvocations.ForwardsInvocations( Object delegated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